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ca5a3" officeooo:paragraph-rsid="001ca5a3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rsid="001da037" officeooo:paragraph-rsid="001da037"/>
    </style:style>
    <style:style style:name="P6" style:family="paragraph" style:parent-style-name="Text_20_body">
      <style:text-properties officeooo:paragraph-rsid="001aa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5">Lock – consists of a data structure and functions that allow the programmer to explicitly enforce mutual exclusion in a critical section </text:p>
      <text:p text:style-name="P2"/>
      <text:p text:style-name="P2"/>
      <text:p text:style-name="P2"/>
      <text:p text:style-name="P2"/>
      <text:h text:style-name="P4" text:outline-level="3">Notes:</text:h>
      <text:p text:style-name="P2"/>
      <text:h text:style-name="Heading_20_3" text:outline-level="3">Lecture 09’s material is in the midterm!!!!!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ca5a3" officeooo:paragraph-rsid="001ca5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13T13:03:29.297742415" text:fixed="true">10/13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13:03:29.768463700</meta:creation-date>
    <dc:title>Class Notes</dc:title>
    <meta:editing-duration>PT27M22S</meta:editing-duration>
    <meta:editing-cycles>3</meta:editing-cycles>
    <meta:generator>LibreOffice/7.2.1.2$Linux_X86_64 LibreOffice_project/20$Build-2</meta:generator>
    <dc:date>2021-10-13T13:40:54.160757607</dc:date>
    <meta:document-statistic meta:table-count="0" meta:image-count="0" meta:object-count="0" meta:page-count="1" meta:paragraph-count="7" meta:word-count="35" meta:character-count="221" meta:non-whitespace-character-count="190"/>
    <meta:template xlink:type="simple" xlink:actuate="onRequest" xlink:title="Class Notes" xlink:href="../../../../../../Templates/Class%20Notes.ott" meta:date="2021-10-13T13:03:29.297722150"/>
  </office:meta>
</office:document-meta>
</file>